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8647701" text:style-name="L1">
        <text:list-item>
          <text:p text:style-name="P1">Truc</text:p>
          <text:list>
            <text:list-item>
              <text:p text:style-name="P1">troc</text:p>
              <text:list>
                <text:list-item>
                  <text:p text:style-name="P1">tri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5:59:18.808000000</meta:creation-date>
    <dc:date>2021-04-16T17:15:05.985000000</dc:date>
    <meta:editing-duration>PT4M48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3" meta:word-count="6" meta:character-count="27" meta:non-whitespace-character-count="21"/>
  </office:meta>
</office:document-meta>
</file>